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758" officeooo:paragraph-rsid="0002b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on decision trees.</text:p>
      <text:p text:style-name="P1"/>
      <text:p text:style-name="P1">Generation of sampke data.</text:p>
      <text:p text:style-name="P1">We have a 5d feature vector</text:p>
      <text:p text:style-name="P1">sample the range of expenditure</text:p>
      <text:p text:style-name="P1"/>
      <text:p text:style-name="P1">choose two features randomly as important</text:p>
      <text:p text:style-name="P1"/>
      <text:p text:style-name="P1">chose a random range (a,b)</text:p>
      <text:p text:style-name="P1"/>
      <text:p text:style-name="P1">again sample a cuttoff within (a,b) let us say c (midpoint of range)</text:p>
      <text:p text:style-name="P1">choosing a random (x1,x2,...x5) within (a,b)</text:p>
      <text:p text:style-name="P1">decide if x lies to the left or right of c.</text:p>
      <text:p text:style-name="P1"/>
      <text:p text:style-name="P1">Generate label using the conditon below:</text:p>
      <text:p text:style-name="P1">both on higher side, y=1 with prob=.8</text:p>
      <text:p text:style-name="P1">one on higher and one on lower, y=1, prob=.5</text:p>
      <text:p text:style-name="P1">both on lower side, y=0, prob=.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9T14:15:51.344150794</meta:creation-date>
    <dc:date>2023-01-19T15:35:05.269980814</dc:date>
    <meta:editing-duration>PT1H7M13S</meta:editing-duration>
    <meta:editing-cycles>1</meta:editing-cycles>
    <meta:document-statistic meta:table-count="0" meta:image-count="0" meta:object-count="0" meta:page-count="1" meta:paragraph-count="13" meta:word-count="88" meta:character-count="488" meta:non-whitespace-character-count="413"/>
    <meta:generator>LibreOffice/6.0.7.3$Linux_X86_64 LibreOffice_project/00m0$Build-3</meta:generator>
  </office:meta>
</office:document-meta>
</file>